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ItemCollection.initPropertie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VersionItemCollection.label( LabelInfo labelInf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VersionItemCollection.getVersionHis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sionItemCollection.getSupport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sionItemCollection.getVersionHistory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temCollection.initSupportedRepor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sionItemCollection.VersionItemCollection( DavResourceLocator locator , JcrDavSession session , DavResourceFactory factory , Item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